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5.51mm"/>
    </style:style>
    <style:style style:name="co8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37.66mm"/>
    </style:style>
    <style:style style:name="co11" style:family="table-column">
      <style:table-column-properties fo:break-before="auto" style:column-width="34.2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99"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#fff200"/>
    </style:style>
    <style:style style:name="ce6" style:family="table-cell" style:parent-style-name="Default" style:data-style-name="N11"/>
    <style:style style:name="gr1" style:family="graphic">
      <style:graphic-properties draw:stroke="solid" draw:stroke-dash="Ultrafine_20_Dashed" svg:stroke-width="1mm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160.06mm" svg:height="90.04mm" svg:x="9.32mm" svg:y="62.42mm">
            <draw:object draw:notify-on-update-of-ranges="Overview.E1:Overview.E1 Overview.E2:Overview.E13 Overview.L1:Overview.L1 Overview.L2:Overview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60.04mm" svg:height="90.04mm" svg:x="184.71mm" svg:y="61.36mm">
            <draw:object draw:notify-on-update-of-ranges="Overview.J1:Overview.J1 Overview.J2:Overview.J13 Overview.L1:Overview.L1 Overview.L2:Overview.L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ce4"/>
        <table:table-column table:style-name="co11" table:default-cell-style-name="ce6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rial #</text:p>
          </table:table-cell>
          <table:table-cell table:style-name="ce1" office:value-type="string" calcext:value-type="string">
            <text:p>RPS</text:p>
          </table:table-cell>
          <table:table-cell table:style-name="ce1" office:value-type="string" calcext:value-type="string">
            <text:p>Min Pods</text:p>
          </table:table-cell>
          <table:table-cell table:style-name="ce1" office:value-type="string" calcext:value-type="string">
            <text:p>Max Pods</text:p>
          </table:table-cell>
          <table:table-cell table:style-name="ce1" office:value-type="string" calcext:value-type="string">
            <text:p>Initial Pods</text:p>
          </table:table-cell>
          <table:table-cell table:style-name="ce1" office:value-type="string" calcext:value-type="string">
            <text:p>Scale CPU</text:p>
          </table:table-cell>
          <table:table-cell table:style-name="ce1" office:value-type="string" calcext:value-type="string">
            <text:p>“Running”</text:p>
          </table:table-cell>
          <table:table-cell table:style-name="ce1" office:value-type="string" calcext:value-type="string">
            <text:p>“ContainerCreating”</text:p>
          </table:table-cell>
          <table:table-cell table:style-name="ce1" office:value-type="string" calcext:value-type="string">
            <text:p>Total Active Pods</text:p>
          </table:table-cell>
          <table:table-cell table:style-name="ce3" office:value-type="string" calcext:value-type="string">
            <text:p>Meets SLA</text:p>
          </table:table-cell>
          <table:table-cell table:style-name="ce1" office:value-type="string" calcext:value-type="string">
            <text:p>Final Error Ra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percentage" office:value="0.1173" calcext:value-type="percentage">
            <text:p>11.7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percentage" office:value="0.0938" calcext:value-type="percentage">
            <text:p>9.3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percentage" office:value="0.1275" calcext:value-type="percentage">
            <text:p>12.7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percentage" office:value="0.0133" calcext:value-type="percentage">
            <text:p>1.33%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percentage" office:value="0.0089" calcext:value-type="percentage">
            <text:p>0.8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percentage" office:value="0.0371" calcext:value-type="percentage">
            <text:p>3.7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percentage" office:value="0.0001" calcext:value-type="percentage">
            <text:p>0.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percentage" office:value="0.0002" calcext:value-type="percentage">
            <text:p>0.02%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percentage" office:value="0.0011" calcext:value-type="percentage">
            <text:p>0.1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percentage" office:value="0.0209" calcext:value-type="percentage">
            <text:p>2.0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percentage" office:value="0.0153" calcext:value-type="percentage">
            <text:p>1.53%</text:p>
          </table:table-cell>
        </table:table-row>
      </table:table>
      <table:named-expressions/>
      <table:database-ranges>
        <table:database-range table:name="__Anonymous_Sheet_DB__0" table:target-range-address="Overview.A1:Overview.L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0:53:42.693805714</meta:creation-date>
    <dc:date>2020-01-24T11:27:59.414502741</dc:date>
    <meta:editing-duration>PT23M8S</meta:editing-duration>
    <meta:editing-cycles>5</meta:editing-cycles>
    <meta:generator>LibreOffice/6.0.7.3$Linux_X86_64 LibreOffice_project/00m0$Build-3</meta:generator>
    <meta:document-statistic meta:table-count="1" meta:cell-count="1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5.459cm" svg:y="0.316cm" chart:style-name="ch2">
          <text:p>Error Rate vs. Max Pods</text:p>
        </chart:title>
        <chart:subtitle svg:x="5.948cm" svg:y="1.275cm" chart:style-name="ch3">
          <text:p>NGINX Results 24 Jan</text:p>
        </chart:subtitle>
        <chart:legend chart:legend-position="end" svg:x="12.844cm" svg:y="4.203cm" style:legend-expansion="high" chart:style-name="ch4"/>
        <chart:plot-area chart:style-name="ch5" table:cell-range-address="Overview.E1:Overview.E13 Overview.L1:Overview.L13" chart:data-source-has-labels="row" svg:x="1.331cm" svg:y="2.138cm" svg:width="11.193cm" svg:height="5.706cm">
          <chartooo:coordinate-region svg:x="2.561cm" svg:y="2.338cm" svg:width="9.684cm" svg:height="4.859cm"/>
          <chart:axis chart:dimension="x" chart:name="primary-x" chart:style-name="ch6">
            <chart:title svg:x="6.155cm" svg:y="8.024cm" chart:style-name="ch7">
              <text:p>Max Pods</text:p>
            </chart:title>
          </chart:axis>
          <chart:axis chart:dimension="y" chart:name="primary-y" chart:style-name="ch8">
            <chart:title svg:x="0.451cm" svg:y="5.789cm" chart:style-name="ch9">
              <text:p>Error Rate</text:p>
            </chart:title>
            <chart:grid chart:style-name="ch10" chart:class="major"/>
          </chart:axis>
          <chart:series chart:style-name="ch11" chart:values-cell-range-address="Overview.L2:Overview.L13" chart:label-cell-address="Overview.L1:Overview.L1" chart:class="chart:scatter">
            <chart:domain table:cell-range-address="Overview.E2:Overview.E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inal Error Rate</text:p>
                <draw:g>
                  <svg:desc>Overview.L1:Overview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verview.E2:Overview.E13</svg:desc>
                </draw:g>
              </table:table-cell>
              <table:table-cell office:value-type="float" office:value="0.1173">
                <text:p>0.1173</text:p>
                <draw:g>
                  <svg:desc>Overview.L2:Overview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0153">
                <text:p>0.0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3.91cm" svg:y="0.316cm" chart:style-name="ch2">
          <text:p>Error Rate vs. Total Active Pods at Start</text:p>
        </chart:title>
        <chart:subtitle svg:x="5.947cm" svg:y="1.275cm" chart:style-name="ch3">
          <text:p>NGINX Results 24 Jan</text:p>
        </chart:subtitle>
        <chart:legend chart:legend-position="end" svg:x="12.842cm" svg:y="4.203cm" style:legend-expansion="high" chart:style-name="ch4"/>
        <chart:plot-area chart:style-name="ch5" table:cell-range-address="Overview.J1:Overview.J13 Overview.L1:Overview.L13" chart:data-source-has-labels="row" svg:x="1.331cm" svg:y="2.138cm" svg:width="11.191cm" svg:height="5.706cm">
          <chartooo:coordinate-region svg:x="2.561cm" svg:y="2.338cm" svg:width="9.536cm" svg:height="4.859cm"/>
          <chart:axis chart:dimension="x" chart:name="primary-x" chart:style-name="ch6">
            <chart:title svg:x="3.575cm" svg:y="8.024cm" chart:style-name="ch7">
              <text:p>"Running" + "ContainerCreating" Pods at Start</text:p>
            </chart:title>
          </chart:axis>
          <chart:axis chart:dimension="y" chart:name="primary-y" chart:style-name="ch8">
            <chart:title svg:x="0.451cm" svg:y="5.789cm" chart:style-name="ch9">
              <text:p>Error Rate</text:p>
            </chart:title>
            <chart:grid chart:style-name="ch10" chart:class="major"/>
          </chart:axis>
          <chart:series chart:style-name="ch11" chart:values-cell-range-address="Overview.L2:Overview.L13" chart:label-cell-address="Overview.L1:Overview.L1" chart:class="chart:scatter">
            <chart:domain table:cell-range-address="Overview.J2:Overview.J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Final Error Rate</text:p>
                <draw:g>
                  <svg:desc>Overview.L1:Overview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verview.J2:Overview.J13</svg:desc>
                </draw:g>
              </table:table-cell>
              <table:table-cell office:value-type="float" office:value="0.1173">
                <text:p>0.1173</text:p>
                <draw:g>
                  <svg:desc>Overview.L2:Overview.L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275">
                <text:p>0.1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133">
                <text:p>0.0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89">
                <text:p>0.0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71">
                <text:p>0.0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209">
                <text:p>0.0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153">
                <text:p>0.0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